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 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text:bookmark text:name="ACKNOWLEDGEMENTS"/><text:bookmark text:name="_bookmark3"/>ACKNOWLEDGEMENTS</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8" text:outline-level="2">EXECUTIVE <text:span text:style-name="T1">SUMMARY</text:span></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5">Over</text:span>nine<text:span text:style-name="T15"> </text:span>in<text:span text:style-name="T15">nine</text:span>ten<text:span text:style-name="T15"> </text:span>(92%)<text:span text:style-name="T20">in</text:span>workers<text:span text:style-name="T15"> </text:span>in<text:span text:style-name="T15">ten</text:span>the<text:span text:style-name="T15"> </text:span>EU<text:span text:style-name="T15">(92%)</text:span>used<text:span text:style-name="T20"> </text:span>digital technologies<text:span text:style-name="T15">workers</text:span>in<text:span text:style-name="T15"> </text:span>their<text:span text:style-name="T15">in</text:span>work<text:span text:style-name="T15"> </text:span>in<text:span text:style-name="T15">the</text:span><text:a xlink:type="simple" xlink:href="https://publications.jrc.ec.europa.eu/repository/handle/JRC143072" text:style-name="ListLabel_20_182" text:visited-style-name="ListLabel_20_182"><text:span text:style-name="T6">2024-2025</text:span></text:a><text:span text:style-name="T23"> </text:span>and<text:span text:style-name="T20">EU</text:span>30%<text:span text:style-name="T15"> </text:span>of <text:span text:style-name="T1">used</text:span><text:span text:style-name="T21"> </text:span><text:span text:style-name="T1">digital technologies</text:span><text:span text:style-name="T21"> </text:span><text:span text:style-name="T1">in</text:span><text:span text:style-name="T21"> </text:span><text:span text:style-name="T1">their</text:span><text:span text:style-name="T21"> </text:span><text:span text:style-name="T1">work</text:span><text:span text:style-name="T21"> </text:span><text:span text:style-name="T1">in</text:span><text:span text:style-name="T21"> </text:span><text:span text:style-name="T1">work</text:span><text:span text:style-name="T18">and</text:span><text:span text:style-name="T1">in</text:span><text:span text:style-name="T21">30%</text:span><text:span text:style-name="T1">the</text:span><text:span text:style-name="T21">of </text:span><text:a xlink:type="simple" xlink:href="https://publications.jrc.ec.europa.eu/repository/handle/JRC143072" text:style-name="ListLabel_20_184" text:visited-style-name="ListLabel_20_184"><text:span text:style-name="T24">same year</text:span></text:a><text:span text:style-name="T1">EU</text:span><text:span text:style-name="T18"> </text:span><text:a xlink:type="simple" xlink:href="https://www.cedefop.europa.eu/en/publications/9201" text:style-name="ListLabel_20_184" text:visited-style-name="ListLabel_20_184"><text:span text:style-name="T24">2024</text:span></text:a><text:span text:style-name="T1">workers</text:span><text:span text:style-name="T18"> </text:span><text:span text:style-name="T1">used</text:span><text:span text:style-name="T18"> </text:span><text:span text:style-name="T1">AI</text:span><text:span text:style-name="T18"> </text:span><text:span text:style-name="T1">systems</text:span><text:span text:style-name="T18"> </text:span><text:span text:style-name="T1">in</text:span><text:span text:style-name="T18"> </text:span><text:span text:style-name="T1">work</text:span><text:span text:style-name="T18"> </text:span><text:span text:style-name="T1">in</text:span><text:span text:style-name="T18"> </text:span><text:span text:style-name="T1">the</text:span><text:span text:style-name="T18"> </text:span><text:span text:style-name="T1">. In</text:span><text:span text:style-name="T18"> </text:span><text:span text:style-name="T1">,</text:span>yet<text:span text:style-name="T17"> </text:span>only<text:span text:style-name="T17">42%</text:span>15%<text:span text:style-name="T17"> </text:span>had<text:span text:style-name="T17">of</text:span>participated<text:span text:style-name="T17"> </text:span>in<text:span text:style-name="T17">EU</text:span>AI<text:span text:style-name="T17"> </text:span>skills<text:span text:style-name="T17">workers</text:span>training.</text:p>
      <text:p text:style-name="Standard"/>
      <text:p text:style-name="Standard">DigComp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p>
      <text:p text:style-name="Standard"/>
      <text:p text:style-name="Standard">The first version of the DigComp framework was published in <text:span text:style-name="T3">2013</text:span>, with updates published in <text:span text:style-name="T3">2016</text:span>, <text:a xlink:type="simple" xlink:href="https://publications.jrc.ec.europa.eu/repository/handle/JRC83167" text:style-name="ListLabel_20_182" text:visited-style-name="ListLabel_20_182">2017<text:span text:style-name="T6">2013</text:span></text:a> and <text:span text:style-name="T3">2022</text:span>. All versions of the framework are underpinned by a scientific evidence-based approach and consultation with experts and stakeholders. Similary, this iteration of DigComp has been shaped by scientific research and input and feedback from around 300 experts and stakeholders from a diversity of backgrounds.</text:p>
      <text:p text:style-name="Standard"/>
      <text:p text:style-name="Standard">This update responds to significant developments, trends and practices in relation to digital technologies that have occurred since 2022. It is shaped by five main priorities identified in expert and stakeholder consultations and policy and academic literature: AI competence; cybersecurity competence; rights, choice and responsibility; wellbeing in digital environments; and competence to deal with misinformation and disinformation. In addition, DigComp3.0 embodies the human-centric values of the <text:span text:style-name="T1">European Declaration on</text:span> <text:span text:style-name="T27">Digital Rights and Principles for the Digital Decade</text:span>.</text:p>
      <text:p text:style-name="Standard"/>
      <text:p text:style-name="P1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p>
      <text:p text:style-name="Standard">They are classified by knowledge, skills and attitudes. 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text:span text:style-name="T1"/>other.</text:p>
      <text:p text:style-name="Standard"/>
      <text:p text:style-name="Standard" loext:marker-style-name="T4">In<text:span text:style-name="T5">In</text:span>addition<text:span text:style-name="T5"> </text:span>to<text:span text:style-name="T5">addition</text:span>this<text:span text:style-name="T5"> </text:span>framework<text:span text:style-name="T5">to</text:span>document,<text:span text:style-name="T5"> </text:span>readers<text:span text:style-name="T5">this</text:span>can access<text:span text:style-name="T1"> </text:span>the<text:span text:style-name="T1">framework</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 </text:span>which<text:span text:style-name="T7">document,</text:span><text:span text:style-name="T1">provides: </text:span>a clear and user-friendly description of <text:soft-page-break/>DigComp 3.0; an<text:span text:style-name="T29">readers</text:span>editable<text:span text:style-name="T29"> </text:span>version<text:span text:style-name="T29">can access</text:span>of<text:span text:style-name="T29"> </text:span>the<text:span text:style-name="T30">the</text:span><text:span text:style-name="T1">framework; a</text:span><text:span text:style-name="T21">,</text:span><text:span text:style-name="T1">spreadsheet</text:span><text:span text:style-name="T18">which</text:span><text:span text:style-name="T1">version,</text:span><text:span text:style-name="T21">provides: </text:span><text:span text:style-name="T1">a clear and user-friendly description of DigComp 3.0; an</text:span><text:span text:style-name="T21"> </text:span><text:span text:style-name="T1">editable</text:span><text:span text:style-name="T21"> </text:span><text:span text:style-name="T1">version</text:span><text:span text:style-name="T21"> </text:span><text:span text:style-name="T1">of</text:span><text:span text:style-name="T21"> </text:span><text:span text:style-name="T1">the</text:span>version (in JavaScript Object Notation, JSON <text:span text:style-name="T1">format)</text:span><text:span text:style-name="T19">framework; a</text:span><text:span text:style-name="T1">of</text:span><text:span text:style-name="T16">spreadsheet</text:span><text:span text:style-name="T1">the</text:span><text:span text:style-name="T16">version,</text:span><text:span text:style-name="T1">tabular</text:span><text:span text:style-name="T19">and</text:span><text:span text:style-name="T1">elements</text:span><text:span text:style-name="T16">a</text:span><text:span text:style-name="T1">of</text:span><text:span text:style-name="T16">linked</text:span><text:span text:style-name="T1">DigComp</text:span><text:span text:style-name="T16">open</text:span><text:span text:style-name="T4">3.0.</text:span></text:p>
      <text:p text:style-name="P19" loext:marker-style-name="T4"><text:bookmark-start text:name="QUICK_GUIDE_TO_DIGCOMP_3.0"/><text:bookmark-start text:name="1._INTRODUCTION"/><text:bookmark-start text:name="_bookmark6"/><text:bookmark-start text:name="_bookmark5"/></text:p>
      <text:h text:style-name="P20" text:outline-level="1"><text:bookmark-start text:name="_bookmark7"/>Importance<draw:custom-shape text:anchor-type="char" draw:z-index="61" draw:name="Graphic 158"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of<text:bookmark-end text:name="QUICK_GUIDE_TO_DIGCOMP_3.0"/>digital <text:bookmark-end text:name="1._INTRODUCTION"/></text:h>
      <text:h text:style-name="P9" text:outline-level="2">European initiatives to support digital <text:bookmark text:name="1.1_Importance_of_digital_competence"/></text:h>
      <text:p text:style-name="Standard">Digital environments are intertwined with<text:span text:style-name="T32">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3"> </text:span>competences<text:span text:style-name="T33"> </text:span>bring<text:span text:style-name="T33"> </text:span>a<text:span text:style-name="T33"> </text:span>range<text:span text:style-name="T33"> </text:span>of<text:span text:style-name="T33"> </text:span>benefits to individuals (such as ability to use public and commercial<text:span text:style-name="T34"> </text:span>platforms<text:span text:style-name="T35"> </text:span>and<text:span text:style-name="T34"> </text:span>services,<text:span text:style-name="T35"> </text:span>to<text:span text:style-name="T35"> </text:span><text:span text:style-name="T1">broaden </text:span>employment and learning opportunities, to foster social connection and civic participation, and to support privacy management and wellbeing in digital environments) (Morte-Nadal &amp; Esteban- Navarro,<text:span text:style-name="T33"> </text:span>2025;<text:span text:style-name="T33"> </text:span>Stalmach<text:span text:style-name="T33"> </text:span>et<text:span text:style-name="T33"> </text:span>al.,<text:span text:style-name="T33"> </text:span>2023;<text:span text:style-name="T33"> </text:span>Pouliakis et al., 2025; Țarcă et al., 2024), as well as a<text:span text:style-name="T33"> </text:span>means to tackle social exclusion (Boerkamp et <text:bookmark text:name="Figure_1._Digital_competence_-_a_selecti"/>al.,<text:span text:style-name="T36"> </text:span>2024;<text:span text:style-name="T36"> </text:span>Brundle<text:span text:style-name="T36"> </text:span>et<text:span text:style-name="T36"> </text:span>al.,<text:span text:style-name="T36"> </text:span>2025)<text:span text:style-name="T36"> </text:span>and<text:span text:style-name="T36"> </text:span>to<text:span text:style-name="T36"> </text:span><text:span text:style-name="T1">enhance </text:span>the competitiveness of economies (Draghi, 2024; Pakhnenko<text:span text:style-name="T33"> </text:span>et<text:span text:style-name="T33"> </text:span>al.,<text:span text:style-name="T33"> </text:span>2025).</text:p>
      <text:p text:style-name="P22">Figure 1. Digital competence – a selection of facts and figure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Children and youth</text:p>
          </table:table-cell>
          <table:table-cell table:style-name="Tabel2.A1" office:value-type="string">
            <text:p text:style-name="P24">Adults in general</text:p>
          </table:table-cell>
          <table:table-cell table:style-name="Tabel2.A1" office:value-type="string">
            <text:p text:style-name="P24">Workers</text:p>
          </table:table-cell>
        </table:table-row>
        <table:table-row table:style-name="Tabel2.2">
          <table:table-cell table:style-name="Tabel2.A1" office:value-type="string">
            <text:p text:style-name="P24">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24">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24">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24">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24">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24">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24">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24">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24">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24">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24">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24">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2" loext:marker-style-name="T38"/>
      <text:p text:style-name="Standard" loext:marker-style-name="T39"><text:span text:style-name="T39">Figure 1 illustrates some of the implications of digital technologies for digital competence among children and youth, adults in general, and workers, through a selection of statistical evidence from recent surveys.</text:span></text:p>
      <text:p text:style-name="P25" loext:marker-style-name="T40"><text:bookmark text:name="1.2_European_initiatives_to_support_digi"/></text:p>
      <text:h text:style-name="P26"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2" loext:marker-style-name="T38"><text:bookmark text:name="Box_1._Some_key_European_policy_initiati"/><text:bookmark text:name="_bookmark8"/></text:p>
      <text:p text:style-name="P2">Box 1. Some key European policy initiatives related to digital competence.</text:p>
      <text:p text:style-name="Standard">The<text:span text:style-name="T5">The</text:span><text:a xlink:type="simple" xlink:href="https://digital-strategy.ec.europa.eu/en/policies/digital-decade-policy-programme" text:style-name="ListLabel_20_182" text:visited-style-name="ListLabel_20_182"><text:span text:style-name="T6">Digital Decade Policy Programme</text:span></text:a><text:span text:style-name="T41"> </text:span>sets<text:span text:style-name="T5"> </text:span>out<text:span text:style-name="T5">sets</text:span>objectives<text:span text:style-name="T5"> </text:span>and<text:span text:style-name="T5">out</text:span>targets<text:span text:style-name="T5"> </text:span>for<text:span text:style-name="T5">objectives</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6">European Pillar of Social Rights</text:span></text:a><text:span text:style-name="T41"> </text:span>includes<text:span text:style-name="T5">and</text:span>principles<text:span text:style-name="T5"> </text:span>related<text:span text:style-name="T5">targets</text:span>to<text:span text:style-name="T5"> </text:span>education,<text:span text:style-name="T5">for</text:span>training<text:span text:style-name="T5"> </text:span>and<text:span text:style-name="T5">Europe’s digital transformation towards 2030. In 2023, only 56% of adults in Europe had at least basic digital skills (European Commission, 2025a). The </text:span>lifelong<text:span text:style-name="T5"> </text:span>learning.<text:span text:style-name="T5">includes</text:span>It is<text:span text:style-name="T1"> </text:span>accompanied<text:span text:style-name="T1">principles</text:span>by<text:span text:style-name="T1"> </text:span>a<text:span text:style-name="T1">related</text:span><text:a xlink:type="simple" xlink:href="https://op.europa.eu/webpub/empl/european-pillar-of-social-rights/en/" text:style-name="ListLabel_20_182" text:visited-style-name="ListLabel_20_182"><text:span text:style-name="T6">European Pillar of Social Rights Action Plan</text:span></text:a><text:span text:style-name="T28"> </text:span>(2021)<text:span text:style-name="T1">to</text:span>which<text:span text:style-name="T1"> </text:span>sets<text:span text:style-name="T1">education,</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6">2022</text:span></text:a>, this figure stood at 47%.</text:p>
      <text:p text:style-name="Standard">The <text:a xlink:type="simple" xlink:href="https://commission.europa.eu/topics/eu-competitiveness/union-skills_en" text:style-name="ListLabel_20_182" text:visited-style-name="ListLabel_20_182"><text:span text:style-name="T6">Union of Skills</text:span></text:a><text:span text:style-name="T26">The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6">Action Plan for Basic Skills</text:span></text:a><text:span text:style-name="T41"> </text:span>(European<text:span text:style-name="T5">(European Commission, 2025b) is an overarching strategy which aims to ensure that everyone in Europe is empowered to build solid skills foundations and engage in lifelong upskilling and reskilling. It includes an </text:span>Commission,<text:span text:style-name="T5"> </text:span>2025c)<text:span text:style-name="T5">(European</text:span>to<text:span text:style-name="T5"> </text:span>address<text:span text:style-name="T5">Commission,</text:span>declining<text:span text:style-name="T5"> </text:span>levels<text:span text:style-name="T5">2025c)</text:span>of basic skills (DigComp 3.0 is one of its actions), a <text:a xlink:type="simple" xlink:href="https://education.ec.europa.eu/sites/default/files/2025-03/STEM_Education_Strategic_Plan_COM_2025_89_1_EN_0.pdf" text:style-name="ListLabel_20_182" text:visited-style-name="ListLabel_20_182"><text:span text:style-name="T6">STEM Education Strategic Plan</text:span></text:a><text:span text:style-name="T26"> </text:span>(European Commission, 2025d), and a 2030 Roadmap on the future of digital education<text:span text:style-name="T8">to</text:span>and<text:span text:style-name="T8"> </text:span>skills<text:span text:style-name="T8">address</text:span>based<text:span text:style-name="T8"> </text:span>on<text:span text:style-name="T8">declining</text:span>a<text:span text:style-name="T8"> </text:span>review<text:span text:style-name="T8">levels</text:span>of<text:span text:style-name="T8"> </text:span>the<text:span text:style-name="T8">of basic skills (DigComp 3.0 is one of its actions), a </text:span><text:a xlink:type="simple" xlink:href="https://eur-lex.europa.eu/legal-content/EN/TXT/?uri=CELEX%3A52020DC0624" text:style-name="ListLabel_20_182" text:visited-style-name="ListLabel_20_182"><text:span text:style-name="T6">European Digital Education Action Plan</text:span></text:a><text:span text:style-name="T26"> </text:span>(DEAP) (European Commission, 2020, under which DigComp 2.2, the fourth edition<text:span text:style-name="T33">(European Commission, 2025d), and a 2030 Roadmap on the future of digital education</text:span>of DigComp, was completed).</text:p>
      <text:p text:style-name="Standard">The<text:span text:style-name="T5">The</text:span><text:a xlink:type="simple" xlink:href="https://commission.europa.eu/publications/guide-eu-citizenship_en" text:style-name="ListLabel_20_182" text:visited-style-name="ListLabel_20_182"><text:span text:style-name="T6">Guide to EU Citizenship</text:span></text:a><text:span text:style-name="T41"> </text:span>(European<text:span text:style-name="T5"> </text:span>Commission,<text:span text:style-name="T5">(European</text:span>2023c)<text:span text:style-name="T5"> </text:span>contains<text:span text:style-name="T5">Commission,</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6">European Strategy for a Better Internet for Kids</text:span></text:a><text:span text:style-name="T26">2023c)</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6">EU-wide inquiry on the broader impacts of social media on wellbeing</text:span></text:a><text:span text:style-name="T42"> </text:span>and<text:span text:style-name="T8">contains</text:span>a<text:span text:style-name="T8"> </text:span><text:a xlink:type="simple" xlink:href="https://eur-lex.europa.eu/legal-content/EN/TXT/?uri=intcom%3AAres%282025%295948822" text:style-name="ListLabel_20_182" text:visited-style-name="ListLabel_20_182"><text:span text:style-name="T6">European Action 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6">AI Continent Action Plan</text:span></text:a><text:span text:style-name="T26">The European Commission has also published the </text:span>(2025) and<text:span text:style-name="T4"> </text:span>the<text:span text:style-name="T4">(2025) and</text:span><text:a xlink:type="simple" xlink:href="https://digital-strategy.ec.europa.eu/en/policies/apply-ai" text:style-name="ListLabel_20_182" text:visited-style-name="ListLabel_20_182"><text:span text:style-name="T6">Apply AI Strategy</text:span></text:a><text:span text:style-name="T43"> </text:span>(2025)<text:span text:style-name="T4">the</text:span>which,<text:span text:style-name="T4"> </text:span>alongside<text:span text:style-name="T4"> </text:span>other<text:span text:style-name="T4">(2025)</text:span>initiatives,<text:span text:style-name="T4"> </text:span>aim<text:span text:style-name="T4">which,</text:span>to<text:span text:style-name="T4">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6">AI literacy framework</text:span></text:a> for<text:span text:style-name="T17">alongside</text:span>primary<text:span text:style-name="T17"> </text:span>and<text:span text:style-name="T17">other</text:span>secondary<text:span text:style-name="T17"> </text:span>education<text:span text:style-name="T17">initiatives,</text:span>with<text:span text:style-name="T17"> </text:span>the<text:span text:style-name="T17">aim</text:span>OECD,<text:span text:style-name="T17"> </text:span>the<text:span text:style-name="T17">to</text:span>first<text:span text:style-name="T17"> </text:span>draft<text:span text:style-name="T17">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of<text:span text:style-name="T17"> for</text:span>which<text:span text:style-name="T17"> </text:span>was published in May 2025. The AI literacy framework will be finalised in 2026.</text:p>
      <text:p text:style-name="Standard">Several <text:span text:style-name="T38">Several </text:span><text:span text:style-name="T44">European digital laws and regulations</text:span>have been published in recent years.<text:span text:style-name="T7"> </text:span>These<text:span text:style-name="T7">have been published in recent years.</text:span>help<text:span text:style-name="T7"> </text:span>to<text:span text:style-name="T7">These</text:span>protect<text:span text:style-name="T7"> </text:span>the<text:span text:style-name="T7">help</text:span>rights<text:span text:style-name="T7"> </text:span>of<text:span text:style-name="T7">to</text:span>individuals,<text:span text:style-name="T7"> </text:span>as<text:span text:style-name="T7">protect</text:span>well<text:span text:style-name="T7"> </text:span>as<text:span text:style-name="T7">the</text:span>setting<text:span text:style-name="T7"> </text:span>out<text:span text:style-name="T7">rights</text:span>their <text:span text:style-name="T1">responsibilities,</text:span><text:span text:style-name="T5">of</text:span><text:span text:style-name="T1">along</text:span><text:span text:style-name="T5">individuals,</text:span><text:span text:style-name="T1">with</text:span><text:span text:style-name="T5">as</text:span><text:span text:style-name="T1">obligations</text:span><text:span text:style-name="T5">well</text:span><text:span text:style-name="T1">of</text:span><text:span text:style-name="T5">as</text:span><text:span text:style-name="T1">the</text:span><text:span text:style-name="T5">setting</text:span><text:span text:style-name="T1">providers</text:span><text:span text:style-name="T5">out</text:span><text:span text:style-name="T1">of</text:span><text:span text:style-name="T5">their </text:span><text:span text:style-name="T1">responsibilities,</text:span><text:span text:style-name="T5"> </text:span><text:span text:style-name="T1">along</text:span><text:span text:style-name="T5"> </text:span><text:span text:style-name="T1">with</text:span>and services. The <text:a xlink:type="simple" xlink:href="https://www.consilium.europa.eu/en/policies/data-protection-regulation/" text:style-name="ListLabel_20_182" text:visited-style-name="ListLabel_20_182"><text:span text:style-name="T6">General Data Protection Regulation</text:span></text:a><text:span text:style-name="T26"> </text:span>(GDPR) (2018) sets out principles,<text:span text:style-name="T45">obligations</text:span>conditions<text:span text:style-name="T21"> </text:span>and<text:span text:style-name="T20">of</text:span>obligations<text:span text:style-name="T21"> </text:span>for<text:span text:style-name="T20">the</text:span>the<text:span text:style-name="T21"> </text:span>processing<text:span text:style-name="T20">providers</text:span>of<text:span text:style-name="T21"> </text:span>personal<text:span text:style-name="T20">of</text:span>data<text:span text:style-name="T21"> </text:span>and<text:span text:style-name="T20">digital</text:span>on<text:span text:style-name="T21"> </text:span>the <text:span text:style-name="T1">products,</text:span><text:span text:style-name="T3"> </text:span><text:span text:style-name="T1">platforms </text:span><text:span text:style-name="T3">and services. The </text:span><text:span text:style-name="T1">of</text:span><text:span text:style-name="T3">(GDPR) (2018) sets out principles,</text:span><text:span text:style-name="T1">such</text:span><text:span text:style-name="T3">conditions</text:span><text:span text:style-name="T1">data.</text:span><text:span text:style-name="T3">and</text:span><text:span text:style-name="T1">The</text:span><text:span text:style-name="T3">obligations</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4">European Accessibility Act</text:span></text:a><text:span text:style-name="T43"> </text:span><text:span text:style-name="T1">for</text:span><text:span text:style-name="T3"> </text:span><text:span text:style-name="T1">the</text:span><text:span text:style-name="T3"> </text:span><text:span text:style-name="T1">processing</text:span><text:span text:style-name="T3"> </text:span><text:span text:style-name="T1">of</text:span><text:span text:style-name="T17"> </text:span><text:span text:style-name="T1">personal</text:span><text:span text:style-name="T17"> </text:span><text:span text:style-name="T1">data</text:span><text:span text:style-name="T17"> </text:span><text:span text:style-name="T1">and</text:span><text:span text:style-name="T17"> </text:span><text:span text:style-name="T1">on</text:span><text:span text:style-name="T17"> </text:span><text:span text:style-name="T1">the </text:span><text:span text:style-name="T17">free</text:span><text:span text:style-name="T1">for</text:span><text:span text:style-name="T17">movement</text:span><text:span text:style-name="T1">accessible</text:span><text:span text:style-name="T17">of</text:span><text:span text:style-name="T1">products</text:span><text:span text:style-name="T17">such</text:span><text:span text:style-name="T1">and</text:span><text:span text:style-name="T17">data.</text:span><text:span text:style-name="T1">services,</text:span><text:span text:style-name="T17">The</text:span><text:span text:style-name="T1">including </text:span>computers and operating systems, smartphones, banking and e-commerce.</text:p>
      <text:p text:style-name="Standard"><text:span text:style-name="T1">The</text:span><text:span text:style-name="T17"> </text:span><text:a xlink:type="simple" xlink:href="https://digital-strategy.ec.europa.eu/en/policies/cyber-resilience-act" text:style-name="ListLabel_20_184" text:visited-style-name="ListLabel_20_184"><text:span text:style-name="T24">Cyber Resilience Act</text:span></text:a><text:span text:style-name="T41"> </text:span><text:span text:style-name="T1">(2024)</text:span><text:span text:style-name="T17"> </text:span><text:span text:style-name="T1">protects</text:span><text:span text:style-name="T17"> </text:span><text:span text:style-name="T1">individual</text:span><text:span text:style-name="T17"> </text:span><text:span text:style-name="T1">consumers</text:span><text:span text:style-name="T17"> </text:span><text:span text:style-name="T1">and</text:span><text:span text:style-name="T17"> </text:span><text:span text:style-name="T1">businesses </text:span>buying<text:span text:style-name="T16">buying</text:span>software<text:span text:style-name="T16"> </text:span>or<text:span text:style-name="T16">software</text:span>hardware<text:span text:style-name="T16"> </text:span>products.<text:span text:style-name="T16">or</text:span>It<text:span text:style-name="T16"> </text:span>introduces<text:span text:style-name="T16">hardware</text:span>mandatory<text:span text:style-name="T16"> </text:span>cybersecurity <text:span text:style-name="T1">products.</text:span><text:span text:style-name="T17"> </text:span><text:span text:style-name="T1">It</text:span><text:span text:style-name="T17"> </text:span><text:span text:style-name="T1">introduces</text:span><text:span text:style-name="T17"> </text:span><text:span text:style-name="T1">mandatory</text:span><text:span text:style-name="T17"> </text:span><text:span text:style-name="T1">cybersecurity </text:span><text:span text:style-name="T17">requirements</text:span><text:span text:style-name="T1">these</text:span><text:span text:style-name="T17">for</text:span><text:span text:style-name="T1">products.</text:span><text:span text:style-name="T17">the</text:span><text:span text:style-name="T1">The</text:span><text:span text:style-name="T17">providers</text:span><text:a xlink:type="simple" xlink:href="https://digital-markets-act.ec.europa.eu/about-dma_en" text:style-name="ListLabel_20_184" text:visited-style-name="ListLabel_20_184"><text:span text:style-name="T24">Digital Markets Act</text:span></text:a><text:span text:style-name="T41"> </text:span><text:span text:style-name="T1">of</text:span><text:span text:style-name="T17"> </text:span><text:span text:style-name="T1">these</text:span>consumers<text:span text:style-name="T1"> </text:span>new<text:span text:style-name="T1">products.</text:span>powers<text:span text:style-name="T1"> </text:span>of<text:span text:style-name="T1">The</text:span>choice<text:span text:style-name="T1"> </text:span>in<text:span text:style-name="T1"> </text:span>digital<text:span text:style-name="T1">(2022)</text:span>services,<text:span text:style-name="T1"> </text:span>data<text:span text:style-name="T1">gives </text:span>ownership<text:span text:style-name="T1">consumers</text:span>and<text:span text:style-name="T1"> </text:span>portability, streamlined<text:span text:style-name="T5">new</text:span>access<text:span text:style-name="T5"> </text:span>to<text:span text:style-name="T5">powers</text:span>services,<text:span text:style-name="T5"> </text:span>and<text:span text:style-name="T5">of</text:span>the<text:span text:style-name="T5"> </text:span>right<text:span text:style-name="T5">choice</text:span>to<text:span text:style-name="T5"> </text:span>unbiased<text:span text:style-name="T5">in</text:span>search<text:span text:style-name="T5"> </text:span>results.<text:span text:style-name="T5">digital</text:span>The<text:span text:style-name="T3"> </text:span><text:a xlink:type="simple" xlink:href="https://commission.europa.eu/strategy-and-policy/priorities-2019-2024/europe-fit-digital-age/digital-services-act_en" text:style-name="ListLabel_20_182" text:visited-style-name="ListLabel_20_182"><text:span text:style-name="T6">Digital Services Act</text:span></text:a><text:span text:style-name="T26">services,</text:span>(2022)<text:span text:style-name="T7"> </text:span>helps<text:span text:style-name="T7">data</text:span>to<text:span text:style-name="T7"> </text:span>prevent<text:span text:style-name="T7">ownership</text:span>illegal<text:span text:style-name="T7"> </text:span>and<text:span text:style-name="T7">and</text:span>harmful<text:span text:style-name="T7"> </text:span>activities<text:span text:style-name="T7">portability, streamlined</text:span>online,<text:span text:style-name="T7"> </text:span>including <text:span text:style-name="T1">access</text:span><text:span text:style-name="T8"> </text:span><text:span text:style-name="T1">to</text:span><text:span text:style-name="T8"> </text:span><text:span text:style-name="T1">services,</text:span><text:span text:style-name="T8"> </text:span><text:span text:style-name="T1">and</text:span><text:span text:style-name="T8"> </text:span><text:span text:style-name="T1">the</text:span><text:span text:style-name="T8"> </text:span><text:span text:style-name="T1">right</text:span><text:span text:style-name="T8"> </text:span><text:span text:style-name="T1">to</text:span><text:span text:style-name="T8"> </text:span><text:span text:style-name="T1">unbiased</text:span><text:span text:style-name="T8"> </text:span><text:span text:style-name="T1">search</text:span><text:span text:style-name="T8"> </text:span><text:span text:style-name="T1">results.</text:span><text:span text:style-name="T8"> </text:span><text:span text:style-name="T1">The</text:span><text:span text:style-name="T16"> </text:span><text:span text:style-name="T1">marketplaces,</text:span><text:span text:style-name="T16">(2022)</text:span><text:soft-page-break/><text:span text:style-name="T1">social</text:span><text:span text:style-name="T16">helps</text:span><text:span text:style-name="T1">networks,</text:span><text:span text:style-name="T16">to</text:span><text:span text:style-name="T1">content-sharing</text:span><text:span text:style-name="T16">prevent</text:span><text:span text:style-name="T1">platforms,</text:span><text:span text:style-name="T16">illegal</text:span><text:span text:style-name="T1">app</text:span><text:span text:style-name="T16">and</text:span><text:span text:style-name="T1">stores,</text:span><text:span text:style-name="T16">harmful</text:span><text:span text:style-name="T1">and</text:span><text:span text:style-name="T16">activities</text:span><text:span text:style-name="T1">online </text:span>travel<text:span text:style-name="T8">online,</text:span>and<text:span text:style-name="T8"> </text:span>accommodation<text:span text:style-name="T8">including </text:span>platforms.<text:span text:style-name="T8">the</text:span>It<text:span text:style-name="T8"> </text:span>ensures<text:span text:style-name="T8">spread</text:span>user<text:span text:style-name="T8"> </text:span>safety,<text:span text:style-name="T8">of</text:span>including<text:span text:style-name="T8"> </text:span>children, <text:span text:style-name="T1">disinformation.</text:span><text:span text:style-name="T3"> </text:span><text:span text:style-name="T1">It</text:span><text:span text:style-name="T3"> </text:span><text:span text:style-name="T1">regulates</text:span><text:span text:style-name="T3"> </text:span><text:span text:style-name="T1">online</text:span><text:span text:style-name="T3"> </text:span><text:span text:style-name="T1">intermediaries</text:span><text:span text:style-name="T3"> </text:span><text:span text:style-name="T1">and</text:span><text:span text:style-name="T3"> </text:span><text:span text:style-name="T1">platforms</text:span><text:span text:style-name="T3"> </text:span><text:span text:style-name="T1">such as</text:span><text:span text:style-name="T3"> </text:span><text:span text:style-name="T1">marketplaces,</text:span><text:span text:style-name="T3"> </text:span><text:span text:style-name="T1">social</text:span><text:span text:style-name="T3"> </text:span><text:span text:style-name="T1">networks,</text:span><text:span text:style-name="T3"> </text:span><text:span text:style-name="T1">content-sharing</text:span><text:a xlink:type="simple" xlink:href="https://digital-strategy.ec.europa.eu/en/library/commission-publishes-guidelines-protection-minors" text:style-name="ListLabel_20_182" text:visited-style-name="ListLabel_20_182"><text:span text:style-name="T6">Guidelines</text:span></text:a><text:span text:style-name="T42"> </text:span>for<text:span text:style-name="T5">platforms,</text:span>the<text:span text:style-name="T5"> </text:span>protection<text:span text:style-name="T5">app</text:span>of<text:span text:style-name="T5"> </text:span>minors<text:span text:style-name="T5">stores,</text:span>under<text:span text:style-name="T5"> </text:span>the<text:span text:style-name="T5">and</text:span>Digital<text:span text:style-name="T5"> </text:span>Services<text:span text:style-name="T5">online </text:span>Act<text:span text:style-name="T5">travel</text:span>have<text:span text:style-name="T5"> </text:span>also<text:span text:style-name="T5">and</text:span>been published by the European Commission.</text:p>
      <text:p text:style-name="Standard"><text:span text:style-name="T1">The</text:span><text:span text:style-name="T17"> </text:span><text:a xlink:type="simple" xlink:href="https://digital-strategy.ec.europa.eu/en/policies/regulatory-framework-ai" text:style-name="ListLabel_20_184" text:visited-style-name="ListLabel_20_184"><text:span text:style-name="T24">AI Act</text:span></text:a><text:span text:style-name="T41"> </text:span><text:span text:style-name="T1">(2024)</text:span><text:span text:style-name="T17"> </text:span><text:span text:style-name="T1">addresses</text:span><text:span text:style-name="T17"> </text:span><text:span text:style-name="T1">risks</text:span><text:span text:style-name="T17"> </text:span><text:span text:style-name="T1">to</text:span><text:span text:style-name="T17"> </text:span><text:span text:style-name="T1">individuals’</text:span><text:span text:style-name="T17"> </text:span><text:span text:style-name="T1">health,</text:span><text:span text:style-name="T17"> </text:span><text:span text:style-name="T1">safety,</text:span><text:span text:style-name="T17"> </text:span><text:span text:style-name="T1">and</text:span><text:span text:style-name="T17"> </text:span><text:span text:style-name="T1">fundamental</text:span><text:span text:style-name="T17"> </text:span><text:span text:style-name="T1">rights </text:span>in<text:span text:style-name="T45">in</text:span>relation<text:span text:style-name="T21"> </text:span>to<text:span text:style-name="T20">relation</text:span>AI<text:span text:style-name="T21"> </text:span>systems.<text:span text:style-name="T20">to</text:span>It<text:span text:style-name="T21"> </text:span>provides<text:span text:style-name="T20">AI</text:span>developers<text:span text:style-name="T21"> </text:span>and<text:span text:style-name="T20">systems.</text:span>deployers<text:span text:style-name="T21"> </text:span>with<text:span text:style-name="T20">It</text:span>clear<text:span text:style-name="T21"> </text:span>requirements and<text:span text:style-name="T1">provides</text:span>obligations<text:span text:style-name="T1"> </text:span>regarding<text:span text:style-name="T1">developers</text:span>specific<text:span text:style-name="T1"> </text:span>uses<text:span text:style-name="T1">and</text:span>of<text:span text:style-name="T1"> </text:span>AI,<text:span text:style-name="T1">deployers</text:span>while<text:span text:style-name="T1"> </text:span>reducing<text:span text:style-name="T1">with</text:span>administrative<text:span text:style-name="T1"> </text:span>and financial<text:span text:style-name="T8">clear</text:span>burdens<text:span text:style-name="T8"> </text:span>for<text:span text:style-name="T8">requirements and</text:span>businesses<text:span text:style-name="T8"> </text:span>to<text:span text:style-name="T8">obligations</text:span>facilitate<text:span text:style-name="T8"> </text:span>innovation.<text:span text:style-name="T8">regarding</text:span>It<text:span text:style-name="T8"> </text:span>bans<text:span text:style-name="T8">specific</text:span>the<text:span text:style-name="T8"> </text:span>use<text:span text:style-name="T8">uses</text:span>of<text:span text:style-name="T8"> </text:span>AI systems that are incompatible with European values, while imposing requirements on<text:span text:style-name="T8">of</text:span>AI<text:span text:style-name="T8"> </text:span>systems<text:span text:style-name="T8">AI,</text:span>that<text:span text:style-name="T8"> </text:span>are<text:span text:style-name="T8">while</text:span>classified<text:span text:style-name="T8"> </text:span>as<text:span text:style-name="T8">reducing</text:span>‘high<text:span text:style-name="T8"> </text:span>risk’.<text:span text:style-name="T8">administrative</text:span>For<text:span text:style-name="T8"> </text:span>all<text:span text:style-name="T8">and financial</text:span>providers<text:span text:style-name="T8"> </text:span>and<text:span text:style-name="T8">burdens</text:span>deployers<text:span text:style-name="T8"> </text:span>of<text:span text:style-name="T8">for</text:span>AI systems,<text:span text:style-name="T8"> </text:span>Article<text:span text:style-name="T8">businesses</text:span>4<text:span text:style-name="T8"> </text:span>of<text:span text:style-name="T8">to</text:span>the<text:span text:style-name="T8"> </text:span>AI<text:span text:style-name="T8">facilitate</text:span>Act<text:span text:style-name="T8"> </text:span>mandates<text:span text:style-name="T8">innovation.</text:span>to<text:span text:style-name="T8"> </text:span>ensure<text:span text:style-name="T8">It</text:span>a<text:span text:style-name="T8"> </text:span>sufficient<text:span text:style-name="T8">bans</text:span>level<text:span text:style-name="T8"> </text:span>of<text:span text:style-name="T8">the</text:span>AI<text:span text:style-name="T8"> </text:span>literacy <text:span text:style-name="T1">use</text:span><text:span text:style-name="T5"> </text:span><text:span text:style-name="T1">of</text:span><text:span text:style-name="T5"> </text:span><text:span text:style-name="T1">AI systems that are incompatible with European values, while imposing requirements on</text:span><text:span text:style-name="T5"> </text:span><text:span text:style-name="T1">AI</text:span><text:span text:style-name="T4"> </text:span><text:span text:style-name="T1">systems</text:span><text:span text:style-name="T5"> </text:span><text:span text:style-name="T1">that</text:span><text:span text:style-name="T5"> </text:span><text:span text:style-name="T1">are</text:span><text:span text:style-name="T4"> </text:span><text:span text:style-name="T1">classified</text:span><text:span text:style-name="T5"> </text:span><text:span text:style-name="T1">as</text:span><text:span text:style-name="T5"> </text:span><text:span text:style-name="T1">‘high</text:span><text:span text:style-name="T5"> </text:span><text:span text:style-name="T1">risk’.</text:span><text:span text:style-name="T4"> </text:span><text:span text:style-name="T1">For</text:span><text:span text:style-name="T5"> </text:span><text:span text:style-name="T1">all</text:span><text:span text:style-name="T5"> </text:span><text:span text:style-name="T1">providers</text:span><text:span text:style-name="T4"> </text:span><text:span text:style-name="T5">and</text:span>implementation<text:span text:style-name="T20"> </text:span>of<text:span text:style-name="T21">deployers</text:span>Article<text:span text:style-name="T20"> </text:span>4,<text:span text:style-name="T21">of</text:span>the<text:span text:style-name="T20"> </text:span>Commission<text:span text:style-name="T21">AI systems,</text:span>has<text:span text:style-name="T20"> </text:span>published<text:span text:style-name="T21">Article</text:span>a<text:span text:style-name="T20"> </text:span><text:a xlink:type="simple" xlink:href="https://digital-strategy.ec.europa.eu/en/policies/ai-talent-skills-and-literacy#1720699867912-1" text:style-name="ListLabel_20_182" text:visited-style-name="ListLabel_20_182"><text:span text:style-name="T6">Q&amp;A and a repository of</text:span></text:a><text:span text:style-name="T26">4</text:span><text:a xlink:type="simple" xlink:href="https://digital-strategy.ec.europa.eu/en/policies/ai-talent-skills-and-literacy#1720699867912-1" text:style-name="ListLabel_20_182" text:visited-style-name="ListLabel_20_182"><text:span text:style-name="T6">AI literacy practices</text:span></text:a><text:span text:style-name="T26"> </text:span>from companies and public sector organisations.</text:p>
      <text:p text:style-name="Standard">The<text:span text:style-name="T5">The</text:span><text:a xlink:type="simple" xlink:href="https://digital-strategy.ec.europa.eu/en/policies/eudi-regulation" text:style-name="ListLabel_20_182" text:visited-style-name="ListLabel_20_182"><text:span text:style-name="T6">European Digital Identity Regulation</text:span></text:a><text:span text:style-name="T41"> </text:span>(2024)<text:span text:style-name="T5"> </text:span>mandates<text:span text:style-name="T5">(2024)</text:span>Member<text:span text:style-name="T5"> </text:span>States<text:span text:style-name="T5">mandates</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6">European Media Freedom Act</text:span></text:a><text:span text:style-name="T26">Member</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6">Audio-Visual Media Services Directive</text:span></text:a><text:span text:style-name="T26"> </text:span>(2018).</text:p>
      <text:p text:style-name="P4" loext:marker-style-name="T2"/>
      <text:h text:style-name="P9" text:outline-level="2">Values<text:bookmark text:name="1.3_Adoption_and_use_of_DigComp"/>and<text:bookmark text:name="_bookmark9"/>principles<text:span text:style-name="T1"> </text:span>guiding DigComp 3.0</text:h>
      <text:p text:style-name="P27">An important feature of DigComp is the extent<text:span text:style-name="T46">An important feature of DigComp is the extent</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3"> </text:span>&amp; Cosgrove, 2025, Kluzer et al., 2020), and forms the conceptual basis of the <text:a xlink:type="simple" xlink:href="https://ec.europa.eu/eurostat/cache/metadata/en/isoc_sk_dskl_i21_esmsip2.htm" text:style-name="ListLabel_20_182" text:visited-style-name="ListLabel_20_182"><text:span text:style-name="T6">Digital Skills Indicator</text:span></text:a><text:span text:style-name="T26">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6">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 loext:marker-style-name="T40"><text:bookmark text:name="1.4_Values_and_principles_guiding_DigCom"/></text:p>
      <text:h text:style-name="P26" text:outline-level="2">Wat is er nieuw in DigComp 3.0?</text:h>
      <text:p text:style-name="Standard">The<text:span text:style-name="T8">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P28"/>
      <text:p text:style-name="Standard">DigComp 3.0, the fifth edition of the framework,<text:span text:style-name="T47"> </text:span>continues to be the key reference framework for digital competence in the EU. Digital competence<text:span text:style-name="T46"> </text:span>is<text:span text:style-name="T7"> </text:span>one<text:span text:style-name="T7"> </text:span>of<text:span text:style-name="T7"> </text:span>the<text:span text:style-name="T7"> </text:span>eight<text:span text:style-name="T7"> </text:span>key<text:span text:style-name="T7"> </text:span>competences<text:span text:style-name="T7"> </text:span>of<text:span text:style-name="T7"> </text:span>the<text:span text:style-name="T7"> </text:span><text:a xlink:type="simple" xlink:href="https://eur-lex.europa.eu/legal-content/EN/TXT/?uri=uriserv%3AOJ.C_.2018.189.01.0001.01.ENG&amp;toc=OJ%3AC%3A2018%3A189%3ATOC" text:style-name="ListLabel_20_182" text:visited-style-name="ListLabel_20_182"><text:span text:style-name="T6">Council Recommendation on key competences for lifelong learning</text:span></text:a><text:span text:style-name="T26"> </text:span>(European Commission, 2006; 2018).</text:p>
      <text:p text:style-name="P29">Key competences are knowledge, skills, and attitudes needed by all for personal fulfilment and development, employability, social inclusion and active citizenship.</text:p>
      <text:p text:style-name="Standard"/>
      <text:p text:style-name="Standard">DigComp<text:span text:style-name="T3">DigComp</text:span>3.0<text:span text:style-name="T3"> </text:span>embodies<text:span text:style-name="T3">3.0</text:span>the<text:span text:style-name="T3"> </text:span>values<text:span text:style-name="T3">embodies</text:span>of<text:span text:style-name="T3"> </text:span>the<text:span text:style-name="T3">the</text:span><text:a xlink:type="simple" xlink:href="https://eur-lex.europa.eu/legal-content/EN/TXT/?uri=OJ%3AJOC_2023_023_R_0001" text:style-name="ListLabel_20_182" text:visited-style-name="ListLabel_20_182"><text:span text:style-name="T6">European</text:span></text:a><text:span text:style-name="T26"> </text:span><text:a xlink:type="simple" xlink:href="https://eur-lex.europa.eu/legal-content/EN/TXT/?uri=OJ%3AJOC_2023_023_R_0001" text:style-name="ListLabel_20_182" text:visited-style-name="ListLabel_20_182"><text:span text:style-name="T6">Declaration on Digital Rights and Principles for the</text:span></text:a><text:span text:style-name="T26">values</text:span><text:a xlink:type="simple" xlink:href="https://eur-lex.europa.eu/legal-content/EN/TXT/?uri=OJ%3AJOC_2023_023_R_0001" text:style-name="ListLabel_20_182" text:visited-style-name="ListLabel_20_182"><text:span text:style-name="T6">Digital Decade</text:span></text:a><text:span text:style-name="T48"> </text:span>(European<text:span text:style-name="T5">of</text:span>Commission,<text:span text:style-name="T5"> </text:span>2023a) <text:span text:style-name="T4">the</text:span><text:span text:style-name="T3"> </text:span><text:span text:style-name="T4">promotes</text:span><text:span text:style-name="T3"> </text:span><text:span text:style-name="T4">a</text:span><text:span text:style-name="T3">(European</text:span><text:span text:style-name="T4">human-centric</text:span><text:span text:style-name="T3">Commission,</text:span><text:span text:style-name="T4">vision</text:span><text:span text:style-name="T3">2023a) </text:span><text:span text:style-name="T4">which</text:span><text:span text:style-name="T3"> </text:span><text:span text:style-name="T4">promotes</text:span><text:span text:style-name="T3"> </text:span><text:span text:style-name="T4">a</text:span>transformation. <text:span text:style-name="T49"><text:s/></text:span>It<text:span text:style-name="T15">human-centric</text:span>is<text:span text:style-name="T20"> </text:span>organised<text:span text:style-name="T15">vision</text:span>into<text:span text:style-name="T15"> </text:span>six<text:span text:style-name="T15">of</text:span>themes<text:span text:style-name="T15"> </text:span>(see <text:span text:style-name="T14">the</text:span><text:span text:style-name="T50"> </text:span><text:span text:style-name="T14">digital </text:span><text:span text:style-name="T1">transformation. </text:span><text:span text:style-name="T21"> </text:span><text:span text:style-name="T1">It</text:span><text:span text:style-name="T18"> </text:span><text:span text:style-name="T1">is</text:span><text:span text:style-name="T21"> </text:span><text:span text:style-name="T1">organised</text:span><text:span text:style-name="T21"> </text:span><text:span text:style-name="T1">into</text:span><text:span text:style-name="T21"> </text:span><text:span text:style-name="T1">six</text:span><text:span text:style-name="T21"> </text:span><text:a xlink:type="simple" xlink:href="https://eur-lex.europa.eu/eli/treaty/char_2012/oj/eng" text:style-name="ListLabel_20_184" text:visited-style-name="ListLabel_20_184"><text:span text:style-name="T24">EU Charter of</text:span></text:a><text:span text:style-name="T28">themes</text:span><text:a xlink:type="simple" xlink:href="https://eur-lex.europa.eu/eli/treaty/char_2012/oj/eng" text:style-name="ListLabel_20_182" text:visited-style-name="ListLabel_20_182"><text:span text:style-name="T6">Fundamental Rights</text:span></text:a><text:span text:style-name="T51"> </text:span>(European<text:span text:style-name="T25">(see </text:span>Commission,<text:span text:style-name="T25">Figure</text:span>2012).</text:p>
      <text:p text:style-name="P4" loext:marker-style-name="T2"/>
      <text:p text:style-name="Standard"><text:bookmark text:name="Figure_2._The_six_themes_of_the_European"/><text:span text:style-name="T38">Figure</text:span><text:span text:style-name="T44"> </text:span><text:span text:style-name="T38">2.</text:span><text:span text:style-name="T52"> </text:span>The<text:span text:style-name="T4"> </text:span>six<text:span text:style-name="T4"> </text:span>themes<text:span text:style-name="T4"> </text:span>of<text:span text:style-name="T4"> </text:span>the<text:span text:style-name="T4"> </text:span>European<text:span text:style-name="T4"> </text:span>Declaration<text:span text:style-name="T4"> </text:span>on Digital Rights and Principles (2023).</text:p>
      <text:list text:style-name="WWNum3">
        <text:list-item>
          <text:p text:style-name="P30">People at the centre: Digital technologies should protect people’s rights, support democracy, and ensure that all digital players act responsibly and safely. The EU promotes these values around the world.</text:p>
        </text:list-item>
        <text:list-item>
          <text:p text:style-name="P30">Solidarity and inclusion: Technology should unite, not divide, people. Everyone should have access to the internet, to digital skills, to digital public services, and to fair working conditions.</text:p>
        </text:list-item>
        <text:list-item>
          <text:p text:style-name="P30">Freedom of choice: People should benefit from a fair online environment, be safe from illegal and harmful content, and be empowered when they interact with new and evolving technologies like artificial intelligence.</text:p>
        </text:list-item>
        <text:list-item>
          <text:p text:style-name="P30">Participatie\nBurgers moeten op alle niveaus kunnen deelnemen aan het democratische proces en controle hebben over hun eigen gegevens.</text:p>
        </text:list-item>
        <text:list-item>
          <text:p text:style-name="P30">Safety and security: The digital environment should be safe and secure. All users, from childhood to old age, should be empowered and protected.</text:p>
        </text:list-item>
        <text:list-item>
          <text:p text:style-name="P30">Duurzaamheid\nDigitale apparaten moeten duurzaamheid en de groene transitie ondersteunen. Mensen moeten weten wat de milieu-impact en het energieverbruik van hun apparaten zijn.</text:p>
        </text:list-item>
      </text:list>
      <text:p text:style-name="P31"><text:span text:style-name="T53">Source:</text:span><text:span text:style-name="T54"> </text:span><text:span text:style-name="T53">Based</text:span><text:span text:style-name="T55"> </text:span><text:span text:style-name="T53">on</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hat is new in DigComp <text:span text:style-name="T5">3.0</text:span></text:h>
      <text:p text:style-name="P32">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33"/>
      <text:p text:style-name="Standard"><text:bookmark text:name="Figure_3._Content_and_application_themes"/><text:soft-page-break/><text:span text:style-name="T59">Figure</text:span><text:span text:style-name="T60"> </text:span><text:span text:style-name="T59">3. </text:span><text:span text:style-name="T2">Content and application</text:span><text:span text:style-name="T61"> </text:span><text:span text:style-name="T2">themes guiding DigComp 3.0 </text:span><text:span text:style-name="T62">development.</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Content Themes</text:span><text:span text:style-name="T64"/></text:p>
          </table:table-cell>
        </table:table-row>
        <table:table-row table:style-name="Tabel3.2">
          <table:table-cell table:style-name="Tabel3.A1" office:value-type="string">
            <text:p text:style-name="P24">Artificiël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 rights, choice and</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Application Theme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Annex 1 compares DigComp 3.0 with the previous version by providing an overview of the changes (</text:p>
      <text:p text:style-name="P2" loext:marker-style-name="T38"/>
      <text:p text:style-name="Standard" loext:marker-style-name="T39"><text:span text:style-name="T39">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DigComp</text:span><text:span text:style-name="T66"> </text:span><text:span text:style-name="T2">2.2</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example,</text:span><text:span text:style-name="T61"> </text:span><text:span text:style-name="T62">implementation.</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to the wording of the five competence areas and 21 competences to reflect current technological trends.</text:p>
              </text:list-item>
              <text:list-item>
                <text:p text:style-name="P42">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Annex 1 compares DigComp 3.0 with the previous version by providing an overview of the changes (</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le 1 describes the components of DigComp 3.0, and their purposes:definition competence areasof digital competence,competencesproficiency levels,earning outcomes</text:span><text:span text:style-name="T39"/></text:p>
        <text:p text:style-name="P33"/>
        <text:p text:style-name="P47"><text:bookmark text:name="Table_1._Components_of_the_DigComp_3.0_f"/><text:span text:style-name="T59">Tabel</text:span><text:span text:style-name="T65"> </text:span><text:span text:style-name="T59">Digital</text:span><text:span text:style-name="T60"> </text:span><text:span text:style-name="T2">Componenten</text:span><text:span text:style-name="T61"> </text:span><text:span text:style-name="T2">Article</text:span><text:span text:style-name="T61"> </text:span><text:span text:style-name="T2">development</text:span><text:span text:style-name="T61"> </text:span><text:span text:style-name="T2">2.2</text:span><text:span text:style-name="T61"> </text:span><text:span text:style-name="T2">embodies</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text:p>
            </table:table-cell>
            <table:table-cell table:style-name="Tabel5.A1" office:value-type="string">
              <text:p text:style-name="P24">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arning outcomes (see</text:p>
            </table:table-cell>
          </table:table-row>
        </table:table>
        <text:p text:style-name="P49">Annex 1 compares DigComp 3.0 with the previous version by providing an overview of the changes (</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ces are defined as a combination of knowledge, skills and attitudes,</text:p>
        <text:list text:style-name="WWNum7">
          <text:list-item>
            <text:p text:style-name="P52" loext:marker-style-name="T39"><text:span text:style-name="T39">Knowledge is composed of the facts and figures, concepts, ideas and theories which are already established and support the understanding of a certain area or subject;</text:span><text:span text:style-name="T39"/></text:p>
          </text:list-item>
          <text:list-item>
            <text:p text:style-name="P53" loext:marker-style-name="T39"><text:span text:style-name="T39">Skills are defined as the ability and capacity to carry out processes and use the existing knowledge to achieve results; and</text:span><text:span text:style-name="T39"/></text:p>
          </text:list-item>
          <text:list-item>
            <text:p text:style-name="P54" loext:marker-style-name="T39"><text:span text:style-name="T39">Attitudes describe the disposition and mind-sets to act or react to ideas, persons or situation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The</text:span><text:span text:style-name="T73"> </text:span><text:span text:style-name="T2">2.2</text:span><text:span text:style-name="T74"> </text:span><text:span text:style-name="T2">embodies</text:span><text:span text:style-name="T74"> </text:span><text:span text:style-name="T2">needs</text:span><text:span text:style-name="T74"> </text:span><text:span text:style-name="T2">gebied</text:span><text:span text:style-name="T75"> </text:span><text:span text:style-name="T2">en</text:span><text:span text:style-name="T74"> </text:span><text:span text:style-name="T2">needs</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9" text:outline-level="2">Beheersingsniveau</text:h>
      <text:h text:style-name="Heading_20_3" text:outline-level="3">PROFICIENCY</text:h>
      <text:h text:style-name="Heading_20_3" text:outline-level="3">DigComp</text:h>
      <text:p text:style-name="Standard" loext:marker-style-name="T3">In DigComp 3.0, proficiency levels describe the level of digital competence acquisition of an individual on the basis of a combination of cognitive demand, task<text:span text:style-name="T3">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Standard"/>
      <text:p text:style-name="Standard" loext:marker-style-name="T39"><text:span text:style-name="T39">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39"/></text:p>
      <text:p text:style-name="P60"/>
      <text:p text:style-name="P61">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2" loext:marker-style-name="T2"/>
      <text:p text:style-name="Standard">Tabel 3. DigComp 3.0 beschrijvingen en doeleinden van beheersingsniveaus.</text:p>
      <text:p text:style-name="P47"/>
      <text:p text:style-name="Standard">[insert table 3]</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64"/>
      <text:section text:style-name="Sect1" text:name="Sectie1">
        <text:p text:style-name="P65" loext:marker-style-name="T59"><text:bookmark text:name="_bookmark17"/><text:bookmark text:name="Box_2._Guiding_notes_and_definitions_rel"/></text:p>
        <text:p text:style-name="P66">Box 2. Guiding notes and definitions related to DigComp 3.0 proficiency levels.</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Annex 1 compares DigComp 3.0 with the previous version by providing an overview of the changes (</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p>
        <text:p text:style-name="P70">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p>
        <text:p text:style-name="P71">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p>
        <text:p text:style-name="P72">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For the development of DigComp 3.0, the JRC, with input from experts and stakeholders, has carefully considered the balance between</text:p>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7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7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7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7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wto read DigComp 3.0</text:h>
        <text:p text:style-name="Standard">This</text:p>
        <text:p text:style-name="Standard"/>
        <text:p text:style-name="Standard">Figuur 6. Hoe DigComp 3.0 te lezen.</text:p>
        <text:p text:style-name="P19" loext:marker-style-name="T4"/>
        <text:p text:style-name="P19">[figuur 6 invoegen]</text:p>
        <text:p text:style-name="P76" loext:marker-style-name="T53"/>
        <text:p text:style-name="Standard">Annex 1 compares DigComp 3.0 with the previous version by providing an overview of the changes (</text:p>
        <text:p text:style-name="Standard"/>
      </text:section>
      <text:h text:style-name="P77" text:outline-level="1">SLOTOPMERKINGEN</text:h>
      <text:p text:style-name="Standard"/>
      <text:p text:style-name="Standard">[insert DigComp 3.docx]</text:p>
      <text:p text:style-name="Standard"/>
      <text:h text:style-name="P78" text:outline-level="1"><text:bookmark text:name="4._CONCLUDING_REMARKS"/><text:bookmark text:name="_bookmark24"/>LIST OF <text:span text:style-name="T1">ACRONYMS</text:spa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GLOSSARYOF TERMS AND DEFINITIONS</text:h>
      <text:p text:style-name="P17" loext:marker-style-name="T2"/>
      <text:p text:style-name="Standard">[Insert Acronyms.docx]</text:p>
      <text:p text:style-name="Standard"/>
      <text:h text:style-name="P86" text:outline-level="1">BIJLAGEN</text:h>
      <text:p text:style-name="P17" loext:marker-style-name="T2"/>
      <text:p text:style-name="Text_20_body" loext:marker-style-name="T2"><text:span text:style-name="T2">[Insert Glossary.docx]</text:span><text:span text:style-name="T2"/></text:p>
      <text:p text:style-name="P87" loext:marker-style-name="T2"/>
      <text:p text:style-name="P17" loext:marker-style-name="T2"/>
      <text:h text:style-name="Heading_20_1" text:outline-level="1">Bijlage 1: Vergelijking van DigComp 2.2 en DigComp 3.0</text:h>
      <text:h text:style-name="P9" text:outline-level="2"><text:bookmark-start text:name="_bookmark30"/><text:bookmark-start text:name="Annex_1:_Comparison_of_DigComp_2.2_and_D"/><draw:custom-shape text:anchor-type="char" draw:z-index="67" draw:name="Graphic 1073"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30"/><text:bookmark-end text:name="Annex_1:_Comparison_of_DigComp_2.2_and_D"/>Annex 1: Comparison of DigComp 2.2 and DigComp <text:span text:style-name="T5">A2.2</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comparison of</text:span><text:span text:style-name="T61"> </text:span><text:span text:style-name="T2">the</text:span><text:span text:style-name="T61"> </text:span><text:span text:style-name="T2">components of</text:span><text:span text:style-name="T61"> </text:span><text:span text:style-name="T2">DigComp</text:span><text:span text:style-name="T61"> </text:span><text:span text:style-name="T2">2.2 and</text:span><text:span text:style-name="T61"> </text:span><text:span text:style-name="T2">2.2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Comparison of DigComp 2.2 and DigComp 3.3</text:p>
          </table:table-cell>
        </table:table-row>
        <table:table-row table:style-name="Tabel6.2">
          <table:table-cell table:style-name="Tabel6.A2" office:value-type="string">
            <text:p text:style-name="P92">Definitie</text:p>
          </table:table-cell>
          <table:table-cell table:style-name="Tabel6.B2" office:value-type="string">
            <text:p text:style-name="P93">The definition of digital competence used in DigComp 2.2 continues to be used unchanged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3">
          <table:table-cell table:style-name="Tabel6.A4" office:value-type="string">
            <text:p text:style-name="P96">Competenties</text:p>
          </table:table-cell>
          <table:table-cell table:style-name="Tabel6.B4" office:value-type="string">
            <text:p text:style-name="P97">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5">
          <table:table-cell table:style-name="Tabel6.A5" office:value-type="string">
            <text:p text:style-name="P98">Beheersingsniveau</text:p>
          </table:table-cell>
          <table:table-cell table:style-name="Tabel6.B5" office:value-type="string">
            <text:p text:style-name="P99">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p>
            <text:p text:style-name="P100">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101">Examples of knowledge, skills and attitudes</text:p>
          </table:table-cell>
          <table:table-cell table:style-name="Tabel6.B6" office:value-type="string">
            <text:p text:style-name="P102">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3">Use cases <text:soft-page-break/>(employment and learning scenarios)</text:p>
          </table:table-cell>
          <table:table-cell table:style-name="Tabel6.B7" office:value-type="string">
            <text:p text:style-name="P104" loext:marker-style-name="T2"/>
            <text:p text:style-name="P105"><text:soft-page-break/>Referred to as ‘Dimension 5’ in DigComp 2.2, not reproduced in DigComp 3.0.</text:p>
          </table:table-cell>
        </table:table-row>
        <table:table-row table:style-name="Tabel6.8">
          <table:table-cell table:style-name="Tabel6.A8" office:value-type="string">
            <text:p text:style-name="P106">Competentiebeschrijving</text:p>
          </table:table-cell>
          <table:table-cell table:style-name="Tabel6.B8" office:value-type="string">
            <text:p text:style-name="P95">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7">Leerresultaten</text:p>
          </table:table-cell>
          <table:table-cell table:style-name="Tabel6.B9" office:value-type="string">
            <text:p text:style-name="P108">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Not a part of the integrated framework as such, the Glossary of Terms and Definitions of DigComp 3.0 has been significantly expanded from the Glossary in DigComp 2.2 to include some 120 terms to support consistent interpretation.</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Detailed</text:span><text:span text:style-name="T61"> </text:span><text:span text:style-name="T2">description of changes</text:span><text:span text:style-name="T61"> </text:span><text:span text:style-name="T2">made to competence</text:span><text:span text:style-name="T61"> </text:span><text:span text:style-name="T2">areas and competences</text:span><text:span text:style-name="T61"> </text:span><text:span text:style-name="T2">in DigComp</text:span><text:span text:style-name="T61"> </text:span><text:span text:style-name="T2">3.0 compared with</text:span><text:span text:style-name="T61"> </text:span><text:span text:style-name="T2">DigComp 2.2, together</text:span><text:span text:style-name="T61"> </text:span><text:span text:style-name="T2">with rationale -</text:span><text:span text:style-name="T61"> </text:span><text:span text:style-name="T2">Deleties zijn </text:span><text:span text:style-name="T89">in</text:span> <text:span text:style-name="T90">strikethrough</text:span><text:span text:style-name="T2">;</text:span><text:span text:style-name="T91"> </text:span><text:span text:style-name="T2">additions are</text:span><text:span text:style-name="T61"> </text:span><text:span text:style-name="T92">underlined</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le A3 shows how the DigComp 3.0 proficiency levels can be mapped to the 8 levels of DigComp 2.2 and also to a 6-level mapping that is used in some applications of DigComp. These aresuggested</text:p>
        <text:p text:style-name="P73"/>
        <text:p text:style-name="P11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describes</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provide</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provides</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summarises</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shows</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text:h>
        <text:p text:style-name="P120">Each</text:p>
        <text:p text:style-name="P121"><text:bookmark text:name="Table_A4:_Examples_of_learning_outcome_s"/><text:span text:style-name="T59">Table</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Brussels:</text:span><text:span text:style-name="T61"> </text:span><text:span text:style-name="T2">are</text:span><text:span text:style-name="T61"> </text:span><text:span text:style-name="T62">(i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Example</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Purpose</text:p>
            </table:table-cell>
            <table:table-cell table:style-name="Tabel8.A1" office:value-type="string">
              <text:p text:style-name="P24">Competenc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draw:custom-shape text:anchor-type="char" draw:z-index="72" draw:name="Group 1147" draw:style-name="gr4" draw:text-style-name="P21"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4"><draw:custom-shape text:anchor-type="char" draw:z-index="70" draw:name="Group 1149"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9" draw:name="Group 1151"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4">2.6 Managing digital identity</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Skills</text:p>
            </table:table-cell>
            <table:table-cell table:style-name="Tabel8.A1" office:value-type="string">
              <text:p text:style-name="P24">Describe the processes by which an individual can complete a specific task.</text:p>
            </table:table-cell>
            <table:table-cell table:style-name="Tabel8.A1" office:value-type="string">
              <text:p text:style-name="P24">1.1 Browsing, searching and filtering information and content</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raw:custom-shape text:anchor-type="char" draw:z-index="75" draw:name="Group 1155" draw:style-name="gr10" draw:text-style-name="P63"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4">3.2 Integrating and re- elaborating digital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ext:span text:style-name="T38">Table A5 </text:span>lists examples of verbs for learning outcomes describing knowledge, skills<text:span text:style-name="T4"> </text:span>and<text:span text:style-name="T4"> </text:span>attitudes<text:span text:style-name="T4"> </text:span>at<text:span text:style-name="T4"> </text:span>Basic,<text:span text:style-name="T4"> </text:span>Intermediate,<text:span text:style-name="T4"> </text:span>Advanced<text:span text:style-name="T4"> </text:span>and<text:span text:style-name="T4"> </text:span>Highly<text:span text:style-name="T4"> </text:span>Advanced<text:span text:style-name="T4"> </text:span>levels. The choice of verbs is guided by Bloom’s taxonomy (Anderson &amp; Krathwohl, 2001), considering also relevant features of other taxonomies (e.g. Irvine,<text:span text:style-name="T33"> </text:span>2021). Some verbs repeat across levels in Table A5. This is intentional, since the content of learning outcomes does not only vary by cognitive demand (which is suggested by the verb) but also varies in level of complexity and autonomy (which<text:span text:style-name="T8"> </text:span>are<text:span text:style-name="T8"> </text:span>suggested<text:span text:style-name="T8"> </text:span>in<text:span text:style-name="T8"> </text:span>the<text:span text:style-name="T8"> </text:span>object<text:span text:style-name="T8"> </text:span>of<text:span text:style-name="T8"> </text:span>each<text:span text:style-name="T8"> </text:span>learning<text:span text:style-name="T8"> </text:span>outcome<text:span text:style-name="T4"> </text:span>statement).<text:span text:style-name="T8"> </text:span><text:span text:style-name="T38">Box</text:span><text:span text:style-name="T76"> </text:span><text:span text:style-name="T38">A1 </text:span>summarises the main features of the DigComp 3.0 learning outcomes.</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Example</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Brussels:</text:span><text:span text:style-name="T89"> </text:span><text:span text:style-name="T2">are</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are</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users</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Commission</text:span><text:span text:style-name="T107"> </text:span><text:span text:style-name="T104">(2012).</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Defining,</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PHASE<text:bookmark text:name="_bookmark36"/>2:<text:bookmark text:name="A2.3_Learning_outcomes"/>WORK<text:span text:style-name="T110"> </text:span>WITH<text:span text:style-name="T111"> </text:span><text:span text:style-name="T1">EXPERTS</text:span></text:h>
      <text:p text:style-name="P139"><text:span text:style-name="T96">Leren</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ts</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Insert Learning Outcomes.docx]</text:p>
      <text:p text:style-name="Standard"/>
      <text:section text:style-name="Sect1" text:name="Sectie6">
        <text:p text:style-name="P25" loext:marker-style-name="T40"><text:bookmark text:name="_bookmark55"/><text:bookmark text:name="Annex_3:_Phases_in_the_development_of_Di"/></text:p>
        <text:h text:style-name="P26" text:outline-level="2">Annex 3: Phases in the development of DigComp3.0</text:h>
        <text:p text:style-name="P140">Development work on DigComp 3.0 took place across four phases. Many individuals</text:p>
        <text:p text:style-name="P140"/>
        <text:h text:style-name="Heading_20_3" text:outline-level="3">PHASE</text:h>
        <text:p text:style-name="P141">Initial scoping work took place during December 2023-June 2024. It consisted of a call for DigComp-related submissions and their analysis, and a scoping literature</text:p>
        <text:h text:style-name="P142" text:outline-level="4">FASE 1.1: DIGCOMP-BIJDRA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A</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p>
        <text:p text:style-name="P149"/>
        <text:h text:style-name="P150" text:outline-level="4">FASE 1.2: LITERATUUR- EN BELEIDSONDERZOEK VOOR DE GAP-ANALYSE VAN DE DIGCOMP-LEERRESULTATEN 'BASISSET'</text:h>
        <text:p text:style-name="P151"/>
        <text:p text:style-name="P152">In parallel with the DigComp submissions, the JRC researched and compiled information</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The</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ve</text:span><text:span text:style-name="T61"> </text:span><text:span text:style-name="T2">voorbeelden</text:span><text:span text:style-name="T61"> </text:span><text:span text:style-name="T2">sources,</text:span><text:span text:style-name="T61"> </text:span><text:span text:style-name="T2">consulted during</text:span><text:span text:style-name="T61"> </text:span><text:span text:style-name="T2">development</text:span><text:span text:style-name="T61"> </text:span><text:span text:style-name="T2">of</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Description and relevance to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PHASE</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7">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3"/>
      <text:h text:style-name="P142" text:outline-level="4">PHASE<text:span text:style-name="T131"> </text:span>2.2:<text:span text:style-name="T36"> </text:span>STEP<text:span text:style-name="T115"> </text:span>2<text:span text:style-name="T131"> </text:span>(JANUARY-JUNE<text:span text:style-name="T115"> </text:span><text:span text:style-name="T1">2025)</text:span></text:h>
      <text:p text:style-name="P88"/>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3"/>
      <text:p text:style-name="P168">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the final part of Step 1, ICF-Europe and Riina Vuorikari produced an internal summary<text:span text:style-name="T3"> </text:span>report<text:span text:style-name="T3"> </text:span>that<text:span text:style-name="T3"> </text:span>provided<text:span text:style-name="T3"> </text:span>options<text:span text:style-name="T3"> </text:span>and<text:span text:style-name="T3"> </text:span>recommendations<text:span text:style-name="T3"> </text:span>for<text:span text:style-name="T3"> </text:span>the<text:span text:style-name="T3"> </text:span>next<text:span text:style-name="T3"> </text:span>steps of development. Recommendations included:</text:p>
      <text:list text:style-name="WWNum16">
        <text:list-item>
          <text:p text:style-name="P172">Zorgen dat alle relevante digitale technologische ontwikkelingen en regelgeving zijn opgenomen.</text:p>
        </text:list-item>
        <text:list-item>
          <text:p text:style-name="P172">Clarifying</text:p>
        </text:list-item>
        <text:list-item>
          <text:p text:style-name="P172">Ensuring</text:p>
        </text:list-item>
        <text:list-item>
          <text:p text:style-name="P172">Verdere verfijningen aanbrengen in de formulering van de competentiegebieden en competenties.</text:p>
        </text:list-item>
        <text:list-item>
          <text:p text:style-name="P172">Ensuring that AI is fully represented across the framework (including what</text:p>
        </text:list-item>
        <text:list-item>
          <text:p text:style-name="P172">Using</text:p>
        </text:list-item>
        <text:list-item>
          <text:p text:style-name="P172">Providing</text:p>
        </text:list-item>
        <text:list-item>
          <text:p text:style-name="P172">Developing</text:p>
        </text:list-item>
      </text:list>
      <text:p text:style-name="P173"/>
      <text:h text:style-name="P142" text:outline-level="4">PHASE<text:span text:style-name="T130"> </text:span>3:<text:span text:style-name="T116"> </text:span>STAKEHOLDER<text:span text:style-name="T132"> </text:span><text:span text:style-name="T130">CONSULTATION</text:span></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Heading_20_3" text:outline-level="3">PHASE<text:span text:style-name="T133"> </text:span>4:<text:span text:style-name="T111"> </text:span>FRAMEWORK<text:span text:style-name="T111"> </text:span><text:span text:style-name="T1">VALIDATION</text:span></text:h>
      <text:p text:style-name="Standard">Following</text:p>
      <text:p text:style-name="P175">3.0</text:p>
      <text:p text:style-name="Standard">During the</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76">An optional online</text:p>
        </text:list-item>
        <text:list-item>
          <text:p text:style-name="P176">An</text:p>
        </text:list-item>
      </text:list>
      <text:p text:style-name="P177"/>
      <text:p text:style-name="Standard">In the final part of Step 1, ICF-Europe and Riina Vuorikari produced an internal summary</text:p>
      <text:p text:style-name="P143"/>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51"/>
      <text:p text:style-name="P178">FEEDBACK</text:p>
      <text:p text:style-name="P179"/>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OST-VALIDATION<text:soft-page-break/><text:span text:style-name="T36">ACTIVITIES</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Contact the EU</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0">.</text:span></text:p>
      <text:h text:style-name="P180" text:outline-level="1">Contact the EU</text:h>
      <text:p text:style-name="Standard">Getting in touch with the EU</text:p>
      <text:p text:style-name="P4">In persoon</text:p>
      <text:p text:style-name="Standard"><text:span text:style-name="T2">All</text:span><text:span text:style-name="T91"> </text:span><text:span text:style-name="T2">over</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there</text:span><text:span text:style-name="T91"> </text:span><text:span text:style-name="T2">defined</text:span><text:span text:style-name="T91"> </text:span><text:span text:style-name="T2">hundreds</text:span><text:span text:style-name="T91"> </text:span><text:span text:style-name="T2">Article</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find</text:span><text:span text:style-name="T91"> </text:span><text:span text:style-name="T2">development</text:span><text:span text:style-name="T91"> </text:span><text:span text:style-name="T2">address</text:span><text:span text:style-name="T91"> </text:span><text:span text:style-name="T2">Article</text:span><text:span text:style-name="T91"> </text:span><text:span text:style-name="T2">development</text:span><text:span text:style-name="T91"> </text:span><text:span text:style-name="T2">centrum</text:span><text:span text:style-name="T91"> </text:span><text:span text:style-name="T2">nearest</text:span><text:span text:style-name="T91"> </text:span><text:span text:style-name="T2">you</text:span><text:span text:style-name="T91"> </text:span><text:span text:style-name="T2">online</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Finding information about the EU</text:p>
      <text:p text:style-name="P132">Online</text:p>
      <text:p text:style-name="Standard"><text:span text:style-name="T2">Information</text:span><text:span text:style-name="T91"> </text:span><text:span text:style-name="T2">about</text:span><text:span text:style-name="T91"> </text:span><text:span text:style-name="T2">the</text:span><text:span text:style-name="T62"> </text:span><text:span text:style-name="T2">European</text:span><text:span text:style-name="T91"> </text:span><text:span text:style-name="T2">Union</text:span><text:span text:style-name="T62"> </text:span><text:span text:style-name="T2">in</text:span><text:span text:style-name="T91"> </text:span><text:span text:style-name="T2">all</text:span><text:span text:style-name="T91"> </text:span><text:span text:style-name="T2">the</text:span><text:span text:style-name="T62"> </text:span><text:span text:style-name="T2">official</text:span><text:span text:style-name="T91"> </text:span><text:span text:style-name="T2">languages</text:span><text:span text:style-name="T62"> </text:span><text:span text:style-name="T2">of</text:span><text:span text:style-name="T91"> </text:span><text:span text:style-name="T2">the</text:span><text:span text:style-name="T62"> </text:span><text:span text:style-name="T2">EU</text:span><text:span text:style-name="T91"> </text:span><text:span text:style-name="T2">is</text:span><text:span text:style-name="T91"> </text:span><text:span text:style-name="T2">available</text:span><text:span text:style-name="T62"> </text:span><text:span text:style-name="T2">on</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 publications</text:p>
      <text:p text:style-name="Standard"><text:span text:style-name="T2">Yo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op</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ing</text:span><text:span text:style-name="T91"> </text:span><text:span text:style-name="T2">Europa</text:span><text:span text:style-name="T91"> </text:span><text:span text:style-name="T2">Direct</text:span><text:span text:style-name="T91"> </text:span><text:span text:style-name="T2">of</text:span><text:span text:style-name="T91"> </text:span><text:span text:style-name="T2">your</text:span><text:span text:style-name="T91"> </text:span><text:span text:style-name="T2">local documentation centre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 law and related documents</text:p>
      <text:p text:style-name="Standard"><text:span text:style-name="T2">For</text:span><text:span text:style-name="T91"> </text:span><text:span text:style-name="T2">about</text:span><text:span text:style-name="T62"> </text:span><text:span text:style-name="T2">om</text:span><text:span text:style-name="T62"> </text:span><text:span text:style-name="T2">European</text:span><text:span text:style-name="T62"> </text:span><text:span text:style-name="T2">Information</text:span><text:span text:style-name="T62"> </text:span><text:span text:style-name="T2">in</text:span><text:span text:style-name="T91"> </text:span><text:span text:style-name="T2">development</text:span><text:span text:style-name="T62"> </text:span><text:span text:style-name="T2">EU,</text:span><text:span text:style-name="T62"> </text:span><text:span text:style-name="T2">official</text:span><text:span text:style-name="T62"> </text:span><text:span text:style-name="T2">all</text:span><text:span text:style-name="T62"> </text:span><text:span text:style-name="T2">EU</text:span><text:span text:style-name="T62"> </text:span><text:span text:style-name="T2">wet</text:span><text:span text:style-name="T91"> </text:span><text:span text:style-name="T2">EU</text:span><text:span text:style-name="T62"> </text:span><text:span text:style-name="T2">is</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website</text:span><text:span text:style-name="T62"> </text:span><text:span text:style-name="T2">(</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can</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about</text:span><text:span text:style-name="T91"> </text:span><text:span text:style-name="T2">om</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be</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example,</text:span><text:span text:style-name="T91"> </text:span><text:span text:style-name="T2">gratis,</text:span><text:span text:style-name="T91"> </text:span><text:span text:style-name="T2">example,</text:span><text:span text:style-name="T91"> </text:span><text:span text:style-name="T2">).</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